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3.286cm" fo:min-width="3.036cm"/>
    </style:style>
    <style:style style:name="gr2" style:family="graphic" style:parent-style-name="objectwithoutfill">
      <style:graphic-properties svg:stroke-width="0.018cm" draw:marker-start-width="0.226cm" draw:marker-end-width="0.226cm" draw:fill="none" draw:fill-color="#729fcf" draw:opacity="100%" draw:opacity-name="" draw:textarea-vertical-align="middle" fo:padding-top="0.133cm" fo:padding-bottom="0.133cm" fo:padding-left="0.258cm" fo:padding-right="0.25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ring" draw:modifiers="803.3593281343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" draw:text-style-name="P2" draw:layer="layout" svg:x1="1.761cm" svg:y1="1.503cm" svg:x2="2.008cm" svg:y2="1.524cm">
          <text:p/>
        </draw:line>
        <draw:line draw:style-name="gr2" draw:text-style-name="P2" draw:layer="layout" svg:x1="2.008cm" svg:y1="1.524cm" svg:x2="2.213cm" svg:y2="2.071cm">
          <text:p/>
        </draw:line>
        <draw:line draw:style-name="gr2" draw:text-style-name="P2" draw:layer="layout" svg:x1="2.213cm" svg:y1="2.071cm" svg:x2="2.213cm" svg:y2="2.14cm">
          <text:p/>
        </draw:line>
        <draw:line draw:style-name="gr2" draw:text-style-name="P2" draw:layer="layout" svg:x1="2.213cm" svg:y1="2.14cm" svg:x2="2.003cm" svg:y2="2.39cm">
          <text:p/>
        </draw:line>
        <draw:path draw:style-name="gr2" draw:text-style-name="P2" draw:layer="layout" svg:width="0.915cm" svg:height="0.487cm" draw:transform="rotate (-1.24913214565234) translate (2.46598797849211cm 2.23571510564384cm)" svg:viewBox="0 0 916 488" svg:d="M0 488c28 3 75-20 104-21 34 0 73-22 105-33 36-12 69-26 104-46 60-21 36-9 96-33 31-19 75-37 104-55 34-17 70-32 103-54 28-18 69-40 96-61 30-23 61-46 95-63 73-54 47-36 75-57l29-21 5-16-5-28">
          <text:p/>
        </draw:path>
        <draw:line draw:style-name="gr2" draw:text-style-name="P2" draw:layer="layout" svg:x1="2.754cm" svg:y1="3.1cm" svg:x2="2.974cm" svg:y2="2.905cm">
          <text:p/>
        </draw:line>
        <draw:line draw:style-name="gr2" draw:text-style-name="P2" draw:layer="layout" svg:x1="3.048cm" svg:y1="2.905cm" svg:x2="2.974cm" svg:y2="2.905cm">
          <text:p/>
        </draw:line>
        <draw:line draw:style-name="gr2" draw:text-style-name="P2" draw:layer="layout" svg:x1="3.593cm" svg:y1="3.112cm" svg:x2="3.048cm" svg:y2="2.905cm">
          <text:p/>
        </draw:line>
        <draw:line draw:style-name="gr2" draw:text-style-name="P2" draw:layer="layout" svg:x1="3.593cm" svg:y1="3.112cm" svg:x2="3.616cm" svg:y2="3.369cm">
          <text:p/>
        </draw:line>
        <draw:path draw:style-name="gr2" draw:text-style-name="P2" draw:layer="layout" svg:width="1.031cm" svg:height="2.68cm" draw:transform="rotate (-2.41501208598455) translate (3.64444616477191cm 3.40100591681746cm)" svg:viewBox="0 0 1032 2681" svg:d="M147 2670c235 11 0 0 235 11 71 3 147-22 204-65 49-34 91-91 133-135 40-44 72-91 102-146 29-56 52-98 86-176 60-178 0 0 60-178 33-157 14-23 41-202 31-204 6-29 22-231 6-79-7-185-18-265-12-76-11-157-29-233-17-70-33-136-48-209-14-68-35-172-68-234-33-61-46-89-80-151-31-57-41-71-78-131-40-68-93-131-138-169-56-56-89-81-144-111-58-32-120-51-195-43-75 7-64 3-145 18l-87 23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28T20:02:48.646000000</dc:date>
    <meta:editing-duration>PT34M11S</meta:editing-duration>
    <meta:editing-cycles>10</meta:editing-cycles>
    <meta:document-statistic meta:object-count="11"/>
  </office:meta>
</office:document-meta>
</file>